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572cm" svg:height="2.413cm" svg:x="1.889cm" svg:y="1.889cm">
          <text:p text:style-name="P1">Project</text:p>
          <text:p text:style-name="P1">Manager</text:p>
        </draw:rect>
        <draw:rect draw:style-name="gr1" draw:text-style-name="P1" draw:layer="layout" svg:width="4.572cm" svg:height="2.413cm" svg:x="8.112cm" svg:y="1.889cm">
          <text:p text:style-name="P1">Design</text:p>
          <text:p text:style-name="P1">Manager</text:p>
        </draw:rect>
        <draw:line draw:style-name="gr2" draw:text-style-name="P1" draw:layer="layout" svg:x1="6.334cm" svg:y1="3.159cm" svg:x2="8.239cm" svg:y2="3.1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30T18:56:15.89</meta:creation-date>
    <dc:date>2014-04-30T19:00:07.07</dc:date>
    <meta:editing-duration>PT3M51S</meta:editing-duration>
    <meta:editing-cycles>2</meta:editing-cycles>
    <meta:generator>OpenOffice/4.0.1$Win32 OpenOffice.org_project/401m5$Build-9714</meta:generator>
    <meta:document-statistic meta:object-count="3"/>
  </office:meta>
</office:document-meta>
</file>